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7a955" officeooo:paragraph-rsid="0007a955" fo:background-color="#fff200"/>
    </style:style>
    <style:style style:name="P2" style:family="paragraph" style:parent-style-name="Preformatted_20_Text">
      <style:paragraph-properties fo:margin-top="0in" fo:margin-bottom="0.1965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nguage=1 only, Log(Effort) RESULT : SIGNIFICANT IMPROVEMENT</text:p>
      <text:p text:style-name="Preformatted_20_Text">&gt; RERUN <text:s/>AGAIN</text:p>
      <text:p text:style-name="Preformatted_20_Text">Error: unexpected symbol in "RERUN <text:s/>AGAIN"</text:p>
      <text:p text:style-name="Preformatted_20_Text">&gt; # Read Desharnais77 public dataset from promise uottawa repository</text:p>
      <text:p text:style-name="Preformatted_20_Text">&gt; desharnais &lt;- read.table("desharnaisLogEffort77kaggle.csv",</text:p>
      <text:p text:style-name="Preformatted_20_Text">+ <text:s text:c="25"/>sep = ",", header = TRUE)</text:p>
      <text:p text:style-name="Preformatted_20_Text">&gt; desha &lt;- subset(desharnais,Project!=38)</text:p>
      <text:p text:style-name="Preformatted_20_Text">&gt; # continue to remove 38 , 44, 66, 75 because not enough data in these projects</text:p>
      <text:p text:style-name="Preformatted_20_Text">&gt; desha &lt;- subset(desha,Project!=44)</text:p>
      <text:p text:style-name="Preformatted_20_Text">&gt; desha &lt;- subset(desha,Project!=66)</text:p>
      <text:p text:style-name="Preformatted_20_Text">&gt; desha &lt;- subset(desha,Project!=75)</text:p>
      <text:p text:style-name="Preformatted_20_Text">&gt; desha &lt;- subset(desha,Language==1)</text:p>
      <text:p text:style-name="Preformatted_20_Text">&gt; desha &lt;- desha[,c(1:11)] # remove the Lang col which is now always 1</text:p>
      <text:p text:style-name="Preformatted_20_Text">&gt; ### because ? in some fields under these columns </text:p>
      <text:p text:style-name="Preformatted_20_Text">&gt; # <text:s text:c="2"/>has to specify as numeric</text:p>
      <text:p text:style-name="Preformatted_20_Text">&gt; desha$TeamExp&lt;-as.numeric(desha$TeamExp)</text:p>
      <text:p text:style-name="Preformatted_20_Text">&gt; desha$ManagerExp&lt;-as.numeric(desha$ManagerExp)</text:p>
      <text:p text:style-name="Preformatted_20_Text">&gt; # Keep only Project+Effor + 8 independent var, remove project, yearEnd, PointsNnAdjust</text:p>
      <text:p text:style-name="Preformatted_20_Text">&gt; desha &lt;- desha[,c(1,2,3,(5:8),(10:11))]</text:p>
      <text:p text:style-name="Preformatted_20_Text">&gt; ### randomly keep 4 project rows , remaining 71 rows, keep as Training set</text:p>
      <text:p text:style-name="Preformatted_20_Text">&gt; deshaTrain &lt;- subset(desha,Project!=1)</text:p>
      <text:p text:style-name="Preformatted_20_Text">&gt; deshaTrain &lt;- subset(deshaTrain,Project!=2)</text:p>
      <text:p text:style-name="Preformatted_20_Text">&gt; deshaTrain &lt;- subset(deshaTrain,Project!=3)</text:p>
      <text:p text:style-name="Preformatted_20_Text">&gt; deshaTrain &lt;- subset(deshaTrain,Project!=4)</text:p>
      <text:p text:style-name="Preformatted_20_Text">&gt; #deshaTrain &lt;- subset(deshaTrain,Project!=70)</text:p>
      <text:p text:style-name="Preformatted_20_Text">&gt; #deshaTrain &lt;- subset(deshaTrain,Project!=71)</text:p>
      <text:p text:style-name="Preformatted_20_Text">&gt; ### keep the 6 rows in Test dataset</text:p>
      <text:p text:style-name="Preformatted_20_Text">&gt; deshaTest &lt;- subset(desha,Project &lt; 5)</text:p>
      <text:p text:style-name="Preformatted_20_Text">&gt; ### remove first column Project from both Train and Test sets</text:p>
      <text:p text:style-name="Preformatted_20_Text">&gt; deshaTrain &lt;- deshaTrain[,c(2:9)]</text:p>
      <text:p text:style-name="Preformatted_20_Text">&gt; deshaTest &lt;- deshaTest[,c(2:9)]</text:p>
      <text:p text:style-name="Preformatted_20_Text">&gt; deshaTrainY = deshaTrain$Effort</text:p>
      <text:p text:style-name="Preformatted_20_Text">&gt; deshaTestY = deshaTest$Effort</text:p>
      <text:p text:style-name="Preformatted_20_Text">&gt; #remove Effort from X set</text:p>
      <text:p text:style-name="Preformatted_20_Text">&gt; deshaTrainX = deshaTrain[,c(1:3,5:8)]</text:p>
      <text:p text:style-name="Preformatted_20_Text">&gt; deshaTestX = deshaTest[,c(1:3,5:8)]</text:p>
      <text:p text:style-name="Preformatted_20_Text">&gt; solTestY = deshaTestY</text:p>
      <text:p text:style-name="Preformatted_20_Text">&gt; solTrainY = deshaTrainY</text:p>
      <text:p text:style-name="Preformatted_20_Text">&gt; solTrainX = deshaTrainX</text:p>
      <text:p text:style-name="Preformatted_20_Text">&gt; solTestX = deshaTestX</text:p>
      <text:p text:style-name="Preformatted_20_Text">&gt; solTrainXtrans = deshaTrainX</text:p>
      <text:p text:style-name="Preformatted_20_Text">&gt; solTestXtrans = deshaTestX</text:p>
      <text:p text:style-name="Preformatted_20_Text">&gt; #try Kuhn ch6 Linear Regression and cousins</text:p>
      <text:p text:style-name="Preformatted_20_Text">&gt; library(AppliedPredictiveModeling)</text:p>
      <text:p text:style-name="Preformatted_20_Text">&gt; </text:p>
      <text:p text:style-name="Preformatted_20_Text">&gt; library(lattice)</text:p>
      <text:p text:style-name="Preformatted_20_Text">&gt; ### Some initial plots of the data</text:p>
      <text:p text:style-name="Preformatted_20_Text">&gt; </text:p>
      <text:p text:style-name="Preformatted_20_Text">&gt; xyplot(solTrainY ~ solTrainX$Entities, type = c("p", "g"),</text:p>
      <text:p text:style-name="Preformatted_20_Text">+ <text:s text:c="7"/>ylab = "Effort",</text:p>
      <text:p text:style-name="Preformatted_20_Text">+ <text:s text:c="7"/>main = "(a)",</text:p>
      <text:p text:style-name="Preformatted_20_Text">+ <text:s text:c="7"/>xlab = "Entities")</text:p>
      <text:p text:style-name="Preformatted_20_Text">&gt; xyplot(solTrainY ~ solTrainX$Transactions, type = c("p", "g"),</text:p>
      <text:p text:style-name="Preformatted_20_Text">+ <text:s text:c="7"/>ylab = "Effort",</text:p>
      <text:p text:style-name="Preformatted_20_Text">+ <text:s text:c="7"/>xlab = "Trans")</text:p>
      <text:p text:style-name="Preformatted_20_Text">&gt; </text:p>
      <text:p text:style-name="Preformatted_20_Text">&gt; library(caret)</text:p>
      <text:p text:style-name="Preformatted_20_Text">&gt; library(corrplot)</text:p>
      <text:p text:style-name="Preformatted_20_Text">&gt; corrplot::corrplot(cor(solTrainXtrans), </text:p>
      <text:p text:style-name="Preformatted_20_Text">+ <text:s text:c="19"/>order = "hclust", </text:p>
      <text:p text:style-name="Preformatted_20_Text">+ <text:s text:c="19"/>tl.cex = .8)</text:p>
      <text:p text:style-name="Preformatted_20_Text">&gt; </text:p>
      <text:p text:style-name="Preformatted_20_Text">&gt; ### Section 6.2 Linear Regression</text:p>
      <text:p text:style-name="Preformatted_20_Text"><text:soft-page-break/>&gt; set.seed(100)</text:p>
      <text:p text:style-name="Preformatted_20_Text">&gt; indx &lt;- createFolds(solTrainY, returnTrain = TRUE)</text:p>
      <text:p text:style-name="Preformatted_20_Text">&gt; ctrl &lt;- trainControl(method = "cv", index = indx)</text:p>
      <text:p text:style-name="Preformatted_20_Text">&gt; set.seed(100)</text:p>
      <text:p text:style-name="Preformatted_20_Text">&gt; lmTune0 &lt;- train(x = solTrainXtrans, y = solTrainY,</text:p>
      <text:p text:style-name="Preformatted_20_Text">+ <text:s text:c="17"/>method = "lm",</text:p>
      <text:p text:style-name="Preformatted_20_Text">+ <text:s text:c="17"/>trControl = ctrl)</text:p>
      <text:p text:style-name="Preformatted_20_Text">&gt; </text:p>
      <text:p text:style-name="Preformatted_20_Text">&gt; lmTune0 <text:s text:c="2"/></text:p>
      <text:p text:style-name="Preformatted_20_Text">Linear Regression </text:p>
      <text:p text:style-name="Preformatted_20_Text"/>
      <text:p text:style-name="Preformatted_20_Text">40 samples</text:p>
      <text:p text:style-name="Preformatted_20_Text"><text:s/>7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37, 36, 35, 36, 36, 37, ... </text:p>
      <text:p text:style-name="Preformatted_20_Text">Resampling results:</text:p>
      <text:p text:style-name="Preformatted_20_Text"/>
      <text:p text:style-name="Preformatted_20_Text"><text:s text:c="2"/>RMSE <text:s text:c="6"/>Rsquared <text:s text:c="2"/>MAE <text:s text:c="5"/></text:p>
      <text:p text:style-name="Preformatted_20_Text"><text:s text:c="2"/>0.2023013 <text:s/>0.6826037 <text:s/>0.1804268</text:p>
      <text:p text:style-name="Preformatted_20_Text"/>
      <text:p text:style-name="Preformatted_20_Text">Tuning parameter 'intercept' was held constant at a value of TRUE</text:p>
      <text:p text:style-name="Preformatted_20_Text">&gt; </text:p>
      <text:p text:style-name="Preformatted_20_Text">&gt; tooHigh &lt;- findCorrelation(cor(solTrainXtrans), .8)</text:p>
      <text:p text:style-name="Preformatted_20_Text">&gt; trainXfiltered &lt;- solTrainXtrans[, -tooHigh]</text:p>
      <text:p text:style-name="Preformatted_20_Text">&gt; testXfiltered <text:s/>&lt;- <text:s/>solTestXtrans[, -tooHigh]</text:p>
      <text:p text:style-name="Preformatted_20_Text">&gt; </text:p>
      <text:p text:style-name="Preformatted_20_Text">&gt; set.seed(100)</text:p>
      <text:p text:style-name="Preformatted_20_Text">&gt; lmTune &lt;- train(x = trainXfiltered, y = solTrainY,</text:p>
      <text:p text:style-name="Preformatted_20_Text">+ <text:s text:c="16"/>method = "lm",</text:p>
      <text:p text:style-name="Preformatted_20_Text">+ <text:s text:c="16"/>trControl = ctrl)</text:p>
      <text:p text:style-name="Preformatted_20_Text">&gt; </text:p>
      <text:p text:style-name="Preformatted_20_Text">&gt; lmTune</text:p>
      <text:p text:style-name="Preformatted_20_Text">Linear Regression </text:p>
      <text:p text:style-name="Preformatted_20_Text"/>
      <text:p text:style-name="Preformatted_20_Text">40 samples</text:p>
      <text:p text:style-name="Preformatted_20_Text"><text:s/>6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37, 36, 35, 36, 36, 37, ... </text:p>
      <text:p text:style-name="Preformatted_20_Text">Resampling results:</text:p>
      <text:p text:style-name="Preformatted_20_Text"/>
      <text:p text:style-name="Preformatted_20_Text"><text:s text:c="2"/>RMSE <text:s text:c="6"/>Rsquared <text:s text:c="2"/>MAE <text:s text:c="5"/></text:p>
      <text:p text:style-name="Preformatted_20_Text"><text:s text:c="2"/>0.2028588 <text:s/>0.6996701 <text:s/>0.1789657</text:p>
      <text:p text:style-name="Preformatted_20_Text"/>
      <text:p text:style-name="Preformatted_20_Text">Tuning parameter 'intercept' was held constant at a value of TRUE</text:p>
      <text:p text:style-name="Preformatted_20_Text">&gt; ### Save the test set results in a data frame <text:s text:c="16"/></text:p>
      <text:p text:style-name="Preformatted_20_Text">&gt; testResults &lt;- data.frame(obs = solTestY,</text:p>
      <text:p text:style-name="Preformatted_20_Text">+ <text:s text:c="26"/>Linear_Regression = predict(lmTune, testXfiltered))</text:p>
      <text:p text:style-name="Preformatted_20_Text">&gt; </text:p>
      <text:p text:style-name="Preformatted_20_Text">&gt; ### Section 6.4 Penalized Models</text:p>
      <text:p text:style-name="Preformatted_20_Text">&gt; ## There is now a simple ridge regression method.</text:p>
      <text:p text:style-name="Preformatted_20_Text">&gt; </text:p>
      <text:p text:style-name="Preformatted_20_Text">&gt; ridgeGrid &lt;- expand.grid(lambda = seq(0, .1, length = 15))</text:p>
      <text:p text:style-name="Preformatted_20_Text">&gt; </text:p>
      <text:p text:style-name="Preformatted_20_Text">&gt; set.seed(100)</text:p>
      <text:p text:style-name="Preformatted_20_Text">&gt; ridgeTune &lt;- train(x = solTrainXtrans, y = solTrainY,</text:p>
      <text:p text:style-name="Preformatted_20_Text">+ <text:s text:c="19"/>method = "ridge",</text:p>
      <text:p text:style-name="Preformatted_20_Text">+ <text:s text:c="19"/>tuneGrid = ridgeGrid,</text:p>
      <text:p text:style-name="Preformatted_20_Text">+ <text:s text:c="19"/>trControl = ctrl,</text:p>
      <text:p text:style-name="Preformatted_20_Text">+ <text:s text:c="19"/>preProc = c("center", "scale"))</text:p>
      <text:p text:style-name="Preformatted_20_Text">&gt; ridgeTune</text:p>
      <text:p text:style-name="Preformatted_20_Text"><text:soft-page-break/>Ridge Regression </text:p>
      <text:p text:style-name="Preformatted_20_Text"/>
      <text:p text:style-name="Preformatted_20_Text">40 samples</text:p>
      <text:p text:style-name="Preformatted_20_Text"><text:s/>7 predictor</text:p>
      <text:p text:style-name="Preformatted_20_Text"/>
      <text:p text:style-name="Preformatted_20_Text">Pre-processing: centered (7), scaled (7) </text:p>
      <text:p text:style-name="Preformatted_20_Text">Resampling: Cross-Validated (10 fold) </text:p>
      <text:p text:style-name="Preformatted_20_Text">Summary of sample sizes: 37, 36, 35, 36, 36, 37, ... </text:p>
      <text:p text:style-name="Preformatted_20_Text">Resampling results across tuning parameters:</text:p>
      <text:p text:style-name="Preformatted_20_Text"/>
      <text:p text:style-name="Preformatted_20_Text"><text:s text:c="2"/>lambda <text:s text:c="6"/>RMSE <text:s text:c="6"/>Rsquared <text:s text:c="2"/>MAE <text:s text:c="5"/></text:p>
      <text:p text:style-name="Preformatted_20_Text"><text:s text:c="2"/>0.000000000 <text:s/>0.2023013 <text:s/>0.6826037 <text:s/>0.1804268</text:p>
      <text:p text:style-name="Preformatted_20_Text"><text:s text:c="2"/>0.007142857 <text:s/>0.2017687 <text:s/>0.6991753 <text:s/>0.1789632</text:p>
      <text:p text:style-name="Preformatted_20_Text"><text:s text:c="2"/>0.014285714 <text:s/>0.2022457 <text:s/>0.7013083 <text:s/>0.1787988</text:p>
      <text:p text:style-name="Preformatted_20_Text"><text:s text:c="2"/>0.021428571 <text:s/>0.2024845 <text:s/>0.7031230 <text:s/>0.1787038</text:p>
      <text:p text:style-name="Preformatted_20_Text"><text:s text:c="2"/>0.028571429 <text:s/>0.2026565 <text:s/>0.7048822 <text:s/>0.1786381</text:p>
      <text:p text:style-name="Preformatted_20_Text"><text:s text:c="2"/>0.035714286 <text:s/>0.2028094 <text:s/>0.7066028 <text:s/>0.1785937</text:p>
      <text:p text:style-name="Preformatted_20_Text"><text:s text:c="2"/>0.042857143 <text:s/>0.2029603 <text:s/>0.7082829 <text:s/>0.1785670</text:p>
      <text:p text:style-name="Preformatted_20_Text"><text:s text:c="2"/>0.050000000 <text:s/>0.2031161 <text:s/>0.7099195 <text:s/>0.1785974</text:p>
      <text:p text:style-name="Preformatted_20_Text"><text:s text:c="2"/>0.057142857 <text:s/>0.2032795 <text:s/>0.7115107 <text:s/>0.1786746</text:p>
      <text:p text:style-name="Preformatted_20_Text"><text:s text:c="2"/>0.064285714 <text:s/>0.2034514 <text:s/>0.7130554 <text:s/>0.1787621</text:p>
      <text:p text:style-name="Preformatted_20_Text"><text:s text:c="2"/>0.071428571 <text:s/>0.2036318 <text:s/>0.7145532 <text:s/>0.1788594</text:p>
      <text:p text:style-name="Preformatted_20_Text"><text:s text:c="2"/>0.078571429 <text:s/>0.2038204 <text:s/>0.7160042 <text:s/>0.1789657</text:p>
      <text:p text:style-name="Preformatted_20_Text"><text:s text:c="2"/>0.085714286 <text:s/>0.2040167 <text:s/>0.7174090 <text:s/>0.1790804</text:p>
      <text:p text:style-name="Preformatted_20_Text"><text:s text:c="2"/>0.092857143 <text:s/>0.2042202 <text:s/>0.7187681 <text:s/>0.1792027</text:p>
      <text:p text:style-name="Preformatted_20_Text"><text:s text:c="2"/>0.100000000 <text:s/>0.2044302 <text:s/>0.7200824 <text:s/>0.1793321</text:p>
      <text:p text:style-name="Preformatted_20_Text"/>
      <text:p text:style-name="Preformatted_20_Text">RMSE was used to select the optimal model using the smallest value.</text:p>
      <text:p text:style-name="Preformatted_20_Text">The final value used for the model was lambda = 0.007142857.</text:p>
      <text:p text:style-name="Preformatted_20_Text">&gt; </text:p>
      <text:p text:style-name="Preformatted_20_Text">&gt; print(update(plot(ridgeTune), xlab = "Penalty"))</text:p>
      <text:p text:style-name="Preformatted_20_Text">&gt; </text:p>
      <text:p text:style-name="Preformatted_20_Text">&gt; enetGrid &lt;- expand.grid(lambda = c(0, 0.01, .1), </text:p>
      <text:p text:style-name="Preformatted_20_Text">+ <text:s text:c="24"/>fraction = seq(.05, 1, length = 20))</text:p>
      <text:p text:style-name="Preformatted_20_Text">&gt; set.seed(100)</text:p>
      <text:p text:style-name="Preformatted_20_Text">&gt; enetTune &lt;- train(x = solTrainXtrans, y = solTrainY,</text:p>
      <text:p text:style-name="Preformatted_20_Text">+ <text:s text:c="18"/>method = "enet",</text:p>
      <text:p text:style-name="Preformatted_20_Text">+ <text:s text:c="18"/>tuneGrid = enetGrid,</text:p>
      <text:p text:style-name="Preformatted_20_Text">+ <text:s text:c="18"/>trControl = ctrl,</text:p>
      <text:p text:style-name="Preformatted_20_Text">+ <text:s text:c="18"/>preProc = c("center", "scale"))</text:p>
      <text:p text:style-name="Preformatted_20_Text">&gt; enetTune</text:p>
      <text:p text:style-name="Preformatted_20_Text">Elasticnet </text:p>
      <text:p text:style-name="Preformatted_20_Text"/>
      <text:p text:style-name="Preformatted_20_Text">40 samples</text:p>
      <text:p text:style-name="Preformatted_20_Text"><text:s/>7 predictor</text:p>
      <text:p text:style-name="Preformatted_20_Text"/>
      <text:p text:style-name="Preformatted_20_Text">Pre-processing: centered (7), scaled (7) </text:p>
      <text:p text:style-name="Preformatted_20_Text">Resampling: Cross-Validated (10 fold) </text:p>
      <text:p text:style-name="Preformatted_20_Text">Summary of sample sizes: 37, 36, 35, 36, 36, 37, ... </text:p>
      <text:p text:style-name="Preformatted_20_Text">Resampling results across tuning parameters:</text:p>
      <text:p text:style-name="Preformatted_20_Text"/>
      <text:p text:style-name="Preformatted_20_Text"><text:s text:c="2"/>lambda <text:s/>fraction <text:s/>RMSE <text:s text:c="6"/>Rsquared <text:s text:c="2"/>MAE <text:s text:c="5"/></text:p>
      <text:p text:style-name="Preformatted_20_Text"><text:s text:c="2"/>0.00 <text:s text:c="3"/>0.05 <text:s text:c="5"/>0.2303898 <text:s/>0.6331348 <text:s/>0.1910474</text:p>
      <text:p text:style-name="Preformatted_20_Text"><text:s text:c="2"/>0.00 <text:s text:c="3"/>0.10 <text:s text:c="5"/>0.1885444 <text:s/>0.6629180 <text:s/>0.1524131</text:p>
      <text:p text:style-name="Preformatted_20_Text"><text:s text:c="2"/>0.00 <text:s text:c="3"/>0.15 <text:s text:c="5"/>0.1859329 <text:s/>0.6896882 <text:s/>0.1557808</text:p>
      <text:p text:style-name="Preformatted_20_Text"><text:s text:c="2"/>0.00 <text:s text:c="3"/>0.20 <text:s text:c="5"/>0.1977453 <text:s/>0.7096129 <text:s/>0.1700307</text:p>
      <text:p text:style-name="Preformatted_20_Text"><text:s text:c="2"/>0.00 <text:s text:c="3"/>0.25 <text:s text:c="5"/>0.2002541 <text:s/>0.6983103 <text:s/>0.1757388</text:p>
      <text:p text:style-name="Preformatted_20_Text"><text:s text:c="2"/>0.00 <text:s text:c="3"/>0.30 <text:s text:c="5"/>0.2011856 <text:s/>0.6908342 <text:s/>0.1785601</text:p>
      <text:p text:style-name="Preformatted_20_Text"><text:s text:c="2"/>0.00 <text:s text:c="3"/>0.35 <text:s text:c="5"/>0.2026215 <text:s/>0.6916918 <text:s/>0.1798829</text:p>
      <text:p text:style-name="Preformatted_20_Text"><text:s text:c="2"/>0.00 <text:s text:c="3"/>0.40 <text:s text:c="5"/>0.2023280 <text:s/>0.6919788 <text:s/>0.1799031</text:p>
      <text:p text:style-name="Preformatted_20_Text"><text:s text:c="2"/>0.00 <text:s text:c="3"/>0.45 <text:s text:c="5"/>0.2020802 <text:s/>0.6920142 <text:s/>0.1799234</text:p>
      <text:p text:style-name="Preformatted_20_Text"><text:s text:c="2"/>0.00 <text:s text:c="3"/>0.50 <text:s text:c="5"/>0.2018782 <text:s/>0.6918265 <text:s/>0.1799437</text:p>
      <text:p text:style-name="Preformatted_20_Text"><text:s text:c="2"/>0.00 <text:s text:c="3"/>0.55 <text:s text:c="5"/>0.2017218 <text:s/>0.6914429 <text:s/>0.1799640</text:p>
      <text:p text:style-name="Preformatted_20_Text"><text:s text:c="2"/>0.00 <text:s text:c="3"/>0.60 <text:s text:c="5"/>0.2016107 <text:s/>0.6908887 <text:s/>0.1799843</text:p>
      <text:p text:style-name="Preformatted_20_Text"><text:soft-page-break/><text:s text:c="2"/>0.00 <text:s text:c="3"/>0.65 <text:s text:c="5"/>0.2015446 <text:s/>0.6901873 <text:s/>0.1800046</text:p>
      <text:p text:style-name="Preformatted_20_Text"><text:s text:c="2"/>0.00 <text:s text:c="3"/>0.70 <text:s text:c="5"/>0.2015232 <text:s/>0.6893596 <text:s/>0.1800249</text:p>
      <text:p text:style-name="Preformatted_20_Text"><text:s text:c="2"/>0.00 <text:s text:c="3"/>0.75 <text:s text:c="5"/>0.2015459 <text:s/>0.6884242 <text:s/>0.1800452</text:p>
      <text:p text:style-name="Preformatted_20_Text"><text:s text:c="2"/>0.00 <text:s text:c="3"/>0.80 <text:s text:c="5"/>0.2016122 <text:s/>0.6873970 <text:s/>0.1800655</text:p>
      <text:p text:style-name="Preformatted_20_Text"><text:s text:c="2"/>0.00 <text:s text:c="3"/>0.85 <text:s text:c="5"/>0.2017215 <text:s/>0.6862914 <text:s/>0.1800857</text:p>
      <text:p text:style-name="Preformatted_20_Text"><text:s text:c="2"/>0.00 <text:s text:c="3"/>0.90 <text:s text:c="5"/>0.2018733 <text:s/>0.6851185 <text:s/>0.1801518</text:p>
      <text:p text:style-name="Preformatted_20_Text"><text:s text:c="2"/>0.00 <text:s text:c="3"/>0.95 <text:s text:c="5"/>0.2020668 <text:s/>0.6838870 <text:s/>0.1802629</text:p>
      <text:p text:style-name="Preformatted_20_Text"><text:s text:c="2"/>0.00 <text:s text:c="3"/>1.00 <text:s text:c="5"/>0.2023013 <text:s/>0.6826037 <text:s/>0.1804268</text:p>
      <text:p text:style-name="Preformatted_20_Text"><text:s text:c="2"/>0.01 <text:s text:c="3"/>0.05 <text:s text:c="5"/>0.2650160 <text:s/>0.5955269 <text:s/>0.2160013</text:p>
      <text:p text:style-name="Preformatted_20_Text"><text:s text:c="2"/>0.01 <text:s text:c="3"/>0.10 <text:s text:c="5"/>0.2469883 <text:s/>0.6151662 <text:s/>0.2040941</text:p>
      <text:p text:style-name="Preformatted_20_Text"><text:s text:c="2"/>0.01 <text:s text:c="3"/>0.15 <text:s text:c="5"/>0.2297142 <text:s/>0.6285856 <text:s/>0.1918291</text:p>
      <text:p text:style-name="Preformatted_20_Text"><text:s text:c="2"/>0.01 <text:s text:c="3"/>0.20 <text:s text:c="5"/>0.2157468 <text:s/>0.6294940 <text:s/>0.1804137</text:p>
      <text:p text:style-name="Preformatted_20_Text"><text:s text:c="2"/>0.01 <text:s text:c="3"/>0.25 <text:s text:c="5"/>0.2051944 <text:s/>0.6376339 <text:s/>0.1695935</text:p>
      <text:p text:style-name="Preformatted_20_Text"><text:s text:c="2"/>0.01 <text:s text:c="3"/>0.30 <text:s text:c="5"/>0.1972262 <text:s/>0.6492840 <text:s/>0.1625980</text:p>
      <text:p text:style-name="Preformatted_20_Text"><text:s text:c="2"/>0.01 <text:s text:c="3"/>0.35 <text:s text:c="5"/>0.1912267 <text:s/>0.6597465 <text:s/>0.1550828</text:p>
      <text:p text:style-name="Preformatted_20_Text"><text:s text:c="2"/>0.01 <text:s text:c="3"/>0.40 <text:s text:c="5"/>0.1901319 <text:s/>0.6698481 <text:s/>0.1557542</text:p>
      <text:p text:style-name="Preformatted_20_Text"><text:s text:c="2"/>0.01 <text:s text:c="3"/>0.45 <text:s text:c="5"/>0.1931352 <text:s/>0.6729459 <text:s/>0.1602973</text:p>
      <text:p text:style-name="Preformatted_20_Text"><text:s text:c="2"/>0.01 <text:s text:c="3"/>0.50 <text:s text:c="5"/>0.1955355 <text:s/>0.6737297 <text:s/>0.1631409</text:p>
      <text:p text:style-name="Preformatted_20_Text"><text:s text:c="2"/>0.01 <text:s text:c="3"/>0.55 <text:s text:c="5"/>0.1975411 <text:s/>0.6789450 <text:s/>0.1670489</text:p>
      <text:p text:style-name="Preformatted_20_Text"><text:s text:c="2"/>0.01 <text:s text:c="3"/>0.60 <text:s text:c="5"/>0.1986847 <text:s/>0.6861334 <text:s/>0.1698234</text:p>
      <text:p text:style-name="Preformatted_20_Text"><text:s text:c="2"/>0.01 <text:s text:c="3"/>0.65 <text:s text:c="5"/>0.1990846 <text:s/>0.6915916 <text:s/>0.1719999</text:p>
      <text:p text:style-name="Preformatted_20_Text"><text:s text:c="2"/>0.01 <text:s text:c="3"/>0.70 <text:s text:c="5"/>0.1995549 <text:s/>0.7022622 <text:s/>0.1735289</text:p>
      <text:p text:style-name="Preformatted_20_Text"><text:s text:c="2"/>0.01 <text:s text:c="3"/>0.75 <text:s text:c="5"/>0.2007166 <text:s/>0.7046040 <text:s/>0.1748484</text:p>
      <text:p text:style-name="Preformatted_20_Text"><text:s text:c="2"/>0.01 <text:s text:c="3"/>0.80 <text:s text:c="5"/>0.2009569 <text:s/>0.7024972 <text:s/>0.1760093</text:p>
      <text:p text:style-name="Preformatted_20_Text"><text:s text:c="2"/>0.01 <text:s text:c="3"/>0.85 <text:s text:c="5"/>0.2010985 <text:s/>0.7007001 <text:s/>0.1768525</text:p>
      <text:p text:style-name="Preformatted_20_Text"><text:s text:c="2"/>0.01 <text:s text:c="3"/>0.90 <text:s text:c="5"/>0.2014926 <text:s/>0.6990804 <text:s/>0.1777210</text:p>
      <text:p text:style-name="Preformatted_20_Text"><text:s text:c="2"/>0.01 <text:s text:c="3"/>0.95 <text:s text:c="5"/>0.2017995 <text:s/>0.6989407 <text:s/>0.1783990</text:p>
      <text:p text:style-name="Preformatted_20_Text"><text:s text:c="2"/>0.01 <text:s text:c="3"/>1.00 <text:s text:c="5"/>0.2020127 <text:s/>0.7001285 <text:s/>0.1788817</text:p>
      <text:p text:style-name="Preformatted_20_Text"><text:s text:c="2"/>0.10 <text:s text:c="3"/>0.05 <text:s text:c="5"/>0.2701105 <text:s/>0.5942406 <text:s/>0.2190518</text:p>
      <text:p text:style-name="Preformatted_20_Text"><text:s text:c="2"/>0.10 <text:s text:c="3"/>0.10 <text:s text:c="5"/>0.2559402 <text:s/>0.6114656 <text:s/>0.2100253</text:p>
      <text:p text:style-name="Preformatted_20_Text"><text:s text:c="2"/>0.10 <text:s text:c="3"/>0.15 <text:s text:c="5"/>0.2424231 <text:s/>0.6265708 <text:s/>0.2003651</text:p>
      <text:p text:style-name="Preformatted_20_Text"><text:s text:c="2"/>0.10 <text:s text:c="3"/>0.20 <text:s text:c="5"/>0.2297405 <text:s/>0.6282660 <text:s/>0.1911132</text:p>
      <text:p text:style-name="Preformatted_20_Text"><text:s text:c="2"/>0.10 <text:s text:c="3"/>0.25 <text:s text:c="5"/>0.2187362 <text:s/>0.6285368 <text:s/>0.1827437</text:p>
      <text:p text:style-name="Preformatted_20_Text"><text:s text:c="2"/>0.10 <text:s text:c="3"/>0.30 <text:s text:c="5"/>0.2097535 <text:s/>0.6289257 <text:s/>0.1743780</text:p>
      <text:p text:style-name="Preformatted_20_Text"><text:s text:c="2"/>0.10 <text:s text:c="3"/>0.35 <text:s text:c="5"/>0.2023728 <text:s/>0.6378152 <text:s/>0.1666425</text:p>
      <text:p text:style-name="Preformatted_20_Text"><text:s text:c="2"/>0.10 <text:s text:c="3"/>0.40 <text:s text:c="5"/>0.1969184 <text:s/>0.6452823 <text:s/>0.1619321</text:p>
      <text:p text:style-name="Preformatted_20_Text"><text:s text:c="2"/>0.10 <text:s text:c="3"/>0.45 <text:s text:c="5"/>0.1930593 <text:s/>0.6486794 <text:s/>0.1572918</text:p>
      <text:p text:style-name="Preformatted_20_Text"><text:s text:c="2"/>0.10 <text:s text:c="3"/>0.50 <text:s text:c="5"/>0.1902377 <text:s/>0.6538332 <text:s/>0.1540383</text:p>
      <text:p text:style-name="Preformatted_20_Text"><text:s text:c="2"/>0.10 <text:s text:c="3"/>0.55 <text:s text:c="5"/>0.1888573 <text:s/>0.6624925 <text:s/>0.1546552</text:p>
      <text:p text:style-name="Preformatted_20_Text"><text:s text:c="2"/>0.10 <text:s text:c="3"/>0.60 <text:s text:c="5"/>0.1908809 <text:s/>0.6681358 <text:s/>0.1579063</text:p>
      <text:p text:style-name="Preformatted_20_Text"><text:s text:c="2"/>0.10 <text:s text:c="3"/>0.65 <text:s text:c="5"/>0.1941756 <text:s/>0.6732897 <text:s/>0.1633752</text:p>
      <text:p text:style-name="Preformatted_20_Text"><text:s text:c="2"/>0.10 <text:s text:c="3"/>0.70 <text:s text:c="5"/>0.1971375 <text:s/>0.6779182 <text:s/>0.1674291</text:p>
      <text:p text:style-name="Preformatted_20_Text"><text:s text:c="2"/>0.10 <text:s text:c="3"/>0.75 <text:s text:c="5"/>0.1993433 <text:s/>0.6842407 <text:s/>0.1709863</text:p>
      <text:p text:style-name="Preformatted_20_Text"><text:s text:c="2"/>0.10 <text:s text:c="3"/>0.80 <text:s text:c="5"/>0.2007951 <text:s/>0.6917430 <text:s/>0.1735292</text:p>
      <text:p text:style-name="Preformatted_20_Text"><text:s text:c="2"/>0.10 <text:s text:c="3"/>0.85 <text:s text:c="5"/>0.2018402 <text:s/>0.7002189 <text:s/>0.1753891</text:p>
      <text:p text:style-name="Preformatted_20_Text"><text:s text:c="2"/>0.10 <text:s text:c="3"/>0.90 <text:s text:c="5"/>0.2027627 <text:s/>0.7079037 <text:s/>0.1768383</text:p>
      <text:p text:style-name="Preformatted_20_Text"><text:s text:c="2"/>0.10 <text:s text:c="3"/>0.95 <text:s text:c="5"/>0.2034928 <text:s/>0.7153106 <text:s/>0.1778129</text:p>
      <text:p text:style-name="Preformatted_20_Text"><text:s text:c="2"/>0.10 <text:s text:c="3"/>1.00 <text:s text:c="5"/>0.2044302 <text:s/>0.7200824 <text:s/>0.1793321</text:p>
      <text:p text:style-name="Preformatted_20_Text"/>
      <text:p text:style-name="Preformatted_20_Text">RMSE was used to select the optimal model using the smallest value.</text:p>
      <text:p text:style-name="Preformatted_20_Text">The final values used for the model were fraction = 0.15 and lambda</text:p>
      <text:p text:style-name="Preformatted_20_Text"><text:s/>= 0.</text:p>
      <text:p text:style-name="Preformatted_20_Text">&gt; </text:p>
      <text:p text:style-name="Preformatted_20_Text">&gt; plot(enetTune)</text:p>
      <text:p text:style-name="Preformatted_20_Text">&gt; </text:p>
      <text:p text:style-name="Preformatted_20_Text">&gt; testResults$Enet &lt;- predict(enetTune, solTestXtrans)</text:p>
      <text:p text:style-name="Preformatted_20_Text">&gt; ### Section 6.3 Partial Least Squares</text:p>
      <text:p text:style-name="Preformatted_20_Text">&gt; </text:p>
      <text:p text:style-name="Preformatted_20_Text">&gt; ## Run PLS and PCR on solubility data and compare results</text:p>
      <text:p text:style-name="Preformatted_20_Text">&gt; # removed tune grid ncomp =... to use default , max number of components</text:p>
      <text:p text:style-name="Preformatted_20_Text">&gt; set.seed(100)</text:p>
      <text:p text:style-name="Preformatted_20_Text">&gt; plsTune &lt;- train(x = solTrainXtrans, y = solTrainY,</text:p>
      <text:p text:style-name="Preformatted_20_Text">+ <text:s text:c="17"/>method = "pls",</text:p>
      <text:p text:style-name="Preformatted_20_Text">+ <text:s text:c="17"/>trControl = ctrl)</text:p>
      <text:p text:style-name="Preformatted_20_Text"><text:soft-page-break/>&gt; plsTune</text:p>
      <text:p text:style-name="Preformatted_20_Text">Partial Least Squares </text:p>
      <text:p text:style-name="Preformatted_20_Text"/>
      <text:p text:style-name="Preformatted_20_Text">40 samples</text:p>
      <text:p text:style-name="Preformatted_20_Text"><text:s/>7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37, 36, 35, 36, 36, 37, ... </text:p>
      <text:p text:style-name="Preformatted_20_Text">Resampling results across tuning parameters:</text:p>
      <text:p text:style-name="Preformatted_20_Text"/>
      <text:p text:style-name="Preformatted_20_Text"><text:s text:c="2"/>ncomp <text:s/>RMSE <text:s text:c="6"/>Rsquared <text:s text:c="2"/>MAE <text:s text:c="5"/></text:p>
      <text:p text:style-name="Preformatted_20_Text"><text:s text:c="2"/>1 <text:s text:c="5"/>0.2235658 <text:s/>0.6621923 <text:s/>0.1805872</text:p>
      <text:p text:style-name="Preformatted_20_Text"><text:s text:c="2"/>2 <text:s text:c="5"/>0.2208874 <text:s/>0.6922466 <text:s/>0.1835489</text:p>
      <text:p text:style-name="Preformatted_20_Text"><text:s text:c="2"/>3 <text:s text:c="5"/>0.2324625 <text:s/>0.5762305 <text:s/>0.1950221</text:p>
      <text:p text:style-name="Preformatted_20_Text"/>
      <text:p text:style-name="Preformatted_20_Text">RMSE was used to select the optimal model using the smallest value.</text:p>
      <text:p text:style-name="Preformatted_20_Text">The final value used for the model was ncomp = 2.</text:p>
      <text:p text:style-name="Preformatted_20_Text">&gt; </text:p>
      <text:p text:style-name="Preformatted_20_Text">&gt; testResults$PLS &lt;- predict(plsTune, solTestXtrans)</text:p>
      <text:p text:style-name="Preformatted_20_Text">&gt; </text:p>
      <text:p text:style-name="Preformatted_20_Text">&gt; set.seed(100)</text:p>
      <text:p text:style-name="Preformatted_20_Text">&gt; pcrTune &lt;- train(x = solTrainXtrans, y = solTrainY,</text:p>
      <text:p text:style-name="Preformatted_20_Text">+ <text:s text:c="17"/>method = "pcr",</text:p>
      <text:p text:style-name="Preformatted_20_Text">+ <text:s text:c="17"/>trControl = ctrl)</text:p>
      <text:p text:style-name="Preformatted_20_Text">&gt; pcrTune <text:s text:c="17"/></text:p>
      <text:p text:style-name="Preformatted_20_Text">Principal Component Analysis </text:p>
      <text:p text:style-name="Preformatted_20_Text"/>
      <text:p text:style-name="Preformatted_20_Text">40 samples</text:p>
      <text:p text:style-name="Preformatted_20_Text"><text:s/>7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37, 36, 35, 36, 36, 37, ... </text:p>
      <text:p text:style-name="Preformatted_20_Text">Resampling results across tuning parameters:</text:p>
      <text:p text:style-name="Preformatted_20_Text"/>
      <text:p text:style-name="Preformatted_20_Text"><text:s text:c="2"/>ncomp <text:s/>RMSE <text:s text:c="6"/>Rsquared <text:s text:c="2"/>MAE <text:s text:c="5"/></text:p>
      <text:p text:style-name="Preformatted_20_Text"><text:s text:c="2"/>1 <text:s text:c="5"/>0.2245223 <text:s/>0.6557707 <text:s/>0.1804766</text:p>
      <text:p text:style-name="Preformatted_20_Text"><text:s text:c="2"/>2 <text:s text:c="5"/>0.2216180 <text:s/>0.6912193 <text:s/>0.1838584</text:p>
      <text:p text:style-name="Preformatted_20_Text"><text:s text:c="2"/>3 <text:s text:c="5"/>0.2385290 <text:s/>0.6295039 <text:s/>0.1908047</text:p>
      <text:p text:style-name="Preformatted_20_Text"/>
      <text:p text:style-name="Preformatted_20_Text">RMSE was used to select the optimal model using the smallest value.</text:p>
      <text:p text:style-name="Preformatted_20_Text">The final value used for the model was ncomp = 2.</text:p>
      <text:p text:style-name="Preformatted_20_Text">&gt; </text:p>
      <text:p text:style-name="Preformatted_20_Text">&gt; plsResamples &lt;- plsTune$results</text:p>
      <text:p text:style-name="Preformatted_20_Text">&gt; plsResamples$Model &lt;- "PLS"</text:p>
      <text:p text:style-name="Preformatted_20_Text">&gt; pcrResamples &lt;- pcrTune$results</text:p>
      <text:p text:style-name="Preformatted_20_Text">&gt; pcrResamples$Model &lt;- "PCR"</text:p>
      <text:p text:style-name="Preformatted_20_Text">&gt; plsPlotData &lt;- rbind(plsResamples, pcrResamples)</text:p>
      <text:p text:style-name="Preformatted_20_Text">&gt; </text:p>
      <text:p text:style-name="Preformatted_20_Text">&gt; xyplot(RMSE ~ ncomp,</text:p>
      <text:p text:style-name="Preformatted_20_Text">+ <text:s text:c="7"/>data = plsPlotData,</text:p>
      <text:p text:style-name="Preformatted_20_Text">+ <text:s text:c="7"/>#aspect = 1,</text:p>
      <text:p text:style-name="Preformatted_20_Text">+ <text:s text:c="7"/>xlab = "# Components",</text:p>
      <text:p text:style-name="Preformatted_20_Text">+ <text:s text:c="7"/>ylab = "RMSE (Cross-Validation)",</text:p>
      <text:p text:style-name="Preformatted_20_Text">+ <text:s text:c="7"/>auto.key = list(columns = 2),</text:p>
      <text:p text:style-name="Preformatted_20_Text">+ <text:s text:c="7"/>groups = Model,</text:p>
      <text:p text:style-name="Preformatted_20_Text">+ <text:s text:c="7"/>type = c("o", "g"))</text:p>
      <text:p text:style-name="Preformatted_20_Text">&gt; </text:p>
      <text:p text:style-name="Preformatted_20_Text">&gt; plsImp &lt;- varImp(plsTune, scale = FALSE)</text:p>
      <text:p text:style-name="Preformatted_20_Text">&gt; plot(plsImp, top = 25, scales = list(y = list(cex = .95)))</text:p>
      <text:p text:style-name="P2">&gt; ###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7T05:42:42.367841811</meta:creation-date>
    <dc:date>2020-10-07T06:00:18.737574451</dc:date>
    <meta:editing-duration>PT17M36S</meta:editing-duration>
    <meta:editing-cycles>1</meta:editing-cycles>
    <meta:document-statistic meta:table-count="0" meta:image-count="0" meta:object-count="0" meta:page-count="6" meta:paragraph-count="293" meta:word-count="1414" meta:character-count="11163" meta:non-whitespace-character-count="8504"/>
    <meta:generator>LibreOffice/6.1.5.2$Linux_X86_64 LibreOffice_project/10$Build-2</meta:generator>
  </office:meta>
</office:document-meta>
</file>